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language="ru" fo:country="RU"/>
    </style:style>
    <style:style style:name="P23" style:parent-style-name="TableContents" style:family="paragraph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P25" style:parent-style-name="TableContents" style:family="paragraph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P28" style:parent-style-name="TableContents" style:family="paragraph">
      <style:text-properties fo:language="ru" fo:country="RU"/>
    </style:style>
    <style:style style:name="P29" style:parent-style-name="TableContents" style:family="paragraph">
      <style:text-properties fo:language="ru" fo:country="RU"/>
    </style:style>
    <style:style style:name="P30" style:parent-style-name="TableContents" style:family="paragraph">
      <style:text-properties fo:language="ru" fo:country="RU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ableCell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ableCell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ru" fo:country="RU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language="ru" fo:country="RU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language="ru" fo:country="RU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weight="bold" style:font-weight-asian="bold" style:font-weight-complex="bold" fo:language="ru" fo:country="RU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language="ru" fo:country="RU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language="ru" fo:country="RU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ableCell1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5" style:parent-style-name="Основнойшрифтабзаца" style:family="text">
      <style:text-properties fo:language="ru" fo:country="RU"/>
    </style:style>
    <style:style style:name="P106" style:parent-style-name="TableContents" style:family="paragraph">
      <style:text-properties fo:language="ru" fo:country="RU"/>
    </style:style>
    <style:style style:name="P107" style:parent-style-name="TableContents" style:family="paragraph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P109" style:parent-style-name="TableContents" style:family="paragraph">
      <style:text-properties fo:language="ru" fo:country="RU"/>
    </style:style>
    <style:style style:name="P110" style:parent-style-name="TableContents" style:family="paragraph">
      <style:text-properties fo:language="ru" fo:country="RU"/>
    </style:style>
    <style:style style:name="P111" style:parent-style-name="TableContents" style:family="paragraph">
      <style:text-properties fo:language="ru" fo:country="RU"/>
    </style:style>
    <style:style style:name="P112" style:parent-style-name="TableContents" style:family="paragraph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P132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Левшин Никита Олегович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Переопределение метода – механизм реализации метода, сохраняющего его сигнатуру (имя метода, его параметры), но позволяющий вносить изменения в его тело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е классы</text:p>
            <text:p text:style-name="P23">Абстрактные классы (используется для описания какой-то сущности, на его основе можно создавать конкретные классы, нельзя создать экземпляр)</text:p>
            <text:p text:style-name="P24">Интерфейсы (набор методов без реализации)</text:p>
            <text:p text:style-name="P25">Финальные классы (классы, которые нельзя наследовать)</text:p>
            <text:p text:style-name="TableContents">Enum<text:span text:style-name="T26"><text:s/></text:span><text:span text:style-name="T27">классы (классы перечисления)</text:span></text:p>
            <text:p text:style-name="P28">Вложенные статические и нестатические классы</text:p>
            <text:p text:style-name="P29">Локальные классы (классы внутри методов)</text:p>
            <text:p text:style-name="P30">Анонимные классы (безымянный класс, реализующий методы интерфейса)</text:p>
          </table:table-cell>
        </table:table-row>
        <table:table-row table:style-name="TableRow31">
          <table:table-cell table:style-name="TableCell32">
            <text:p text:style-name="TableContents"><text:span text:style-name="T33">Как и зачем можно использовать модификатор<text:s/></text:span>final<text:span text:style-name="T34">?</text:span></text:p>
          </table:table-cell>
          <table:table-cell table:style-name="TableCell35">
            <text:p text:style-name="TableContents"><text:span text:style-name="T36">Модификатор<text:s/></text:span>final<text:span text:style-name="T37"><text:s/>можно использовать обеспечения защиты переменных, классов или методов от изменений. Переменные, которые объявленные с модификатором<text:s/></text:span>final<text:span text:style-name="T38"><text:s/>нельзя изменить, классы нельзя наследовать, а методы нельзя переопределять.</text:span></text:p>
          </table:table-cell>
        </table:table-row>
        <table:table-row table:style-name="TableRow39">
          <table:table-cell table:style-name="TableCell40">
            <text:p text:style-name="TableContents"><text:span text:style-name="T41">Какие есть варианты использования ключевого слова<text:s/></text:span>try<text:span text:style-name="T42">?</text:span></text:p>
          </table:table-cell>
          <table:table-cell table:style-name="TableCell43">
            <text:p text:style-name="TableContents">try<text:span text:style-name="T44"><text:s/>используется в блоках кода, где может произойти исключение</text:span></text:p>
            <text:p text:style-name="TableContents">try<text:span text:style-name="T45">-</text:span>catch<text:span text:style-name="T46"><text:s/>(выполняется блок кода, отлавливает исключение)</text:span></text:p>
            <text:p text:style-name="TableContents">try<text:span text:style-name="T47"><text:s/>-</text:span>finally<text:span text:style-name="T48"><text:s/>(выполняется блок кода в<text:s/></text:span>try<text:span text:style-name="T49">, затем выполняется блок<text:s/></text:span>finally<text:span text:style-name="T50">, не выполняется только в случае, если в<text:s/></text:span>try<text:span text:style-name="T51"><text:s/>остановлена<text:s/></text:span>JVM<text:span text:style-name="T52">)</text:span></text:p>
            <text:p text:style-name="TableContents">try<text:span text:style-name="T53">-</text:span>catch<text:span text:style-name="T54">-</text:span>finally<text:span text:style-name="T55"><text:s/>(выполняется блок кода в<text:s/></text:span>try<text:span text:style-name="T56">, выполняется блок<text:s/></text:span>catch<text:span text:style-name="T57">, если было «отловлено» исключение, затем блок<text:s/></text:span>finally<text:span text:style-name="T58">)</text:span></text:p>
          </table:table-cell>
        </table:table-row>
        <table:table-row table:style-name="TableRow59">
          <table:table-cell table:style-name="TableCell60">
            <text:p text:style-name="TableContents"><text:span text:style-name="T61">Какие есть стандартные реализации интерфейса<text:s/></text:span>List<text:span text:style-name="T62"><text:s/>и в каких ситуациях их нужно использовать?</text:span></text:p>
          </table:table-cell>
          <table:table-cell table:style-name="TableCell63">
            <text:p text:style-name="TableContents"><text:span text:style-name="T64"><text:s/>Классические реализации интерфейса<text:s/></text:span>List<text:span text:style-name="T65"><text:s/>–<text:s/></text:span>ArrayList<text:span text:style-name="T66"><text:s/>и<text:s/></text:span>LinkedList<text:span text:style-name="T67">,<text:s/></text:span>ArrayList<text:span text:style-name="T68"><text:s/>– это «динамический» массив, который может расширяться, и увеличиваться в размерах</text:span></text:p>
            <text:p text:style-name="TableContents">LinkedList<text:span text:style-name="T69"><text:s/>– связанный список, имеющий начало, узел (элементы между началом и концом), и конец, каждый узел хранит ссылки на предыдущий элемент, следующий, и на сами данные.</text:span></text:p>
            <text:p text:style-name="TableContents">LinkedList<text:span text:style-name="T70"><text:s/>нужно использовать при большом количестве данных, которые добавляются в начало, либо в конец списка, т.к. в<text:s/></text:span>ArrayList<text:span text:style-name="T71"><text:s/>происходит либо сдвиг всех элементов вправо (при добавлении элемента на 1 место), либо расширение (в случае если список заполнен) при<text:s/></text:span><text:soft-page-break/><text:span text:style-name="T72">добавлении элемента в конец, однако при этом каждый элемент в<text:s/></text:span>LinkedList<text:span text:style-name="T73"><text:s/>занимает больше места в памяти из-за ссылок на элементы.</text:span></text:p>
          </table:table-cell>
        </table:table-row>
        <text:soft-page-break/>
        <table:table-row table:style-name="TableRow74">
          <table:table-cell table:style-name="TableCell75">
            <text:p text:style-name="P76">В чём основная идея стримов из пакета java.util.stream?</text:p>
          </table:table-cell>
          <table:table-cell table:style-name="TableCell77">
            <text:p text:style-name="P78"><text:s/>Стримы это хороший инструмент для оптимизации кода, сокращения количества строк, и возможность не использовать циклы для работы или изменения состояния элементов. Есть два вида операций – промежуточные, и конечные. Промежуточные операции позволяют проводить какие-либо действия с потоком. Терминальные операции – закрывают поток и возвращают результат операций.</text:p>
          </table:table-cell>
        </table:table-row>
        <table:table-row table:style-name="TableRow79">
          <table:table-cell table:style-name="TableCell80" table:number-columns-spanned="2">
            <text:p text:style-name="P81">Разное</text:p>
          </table:table-cell>
          <table:covered-table-cell/>
        </table:table-row>
        <table:table-row table:style-name="TableRow82">
          <table:table-cell table:style-name="TableCell83">
            <text:p text:style-name="P84">Каким критериям должна удовлетворять «хорошая» хэш-функция?</text:p>
          </table:table-cell>
          <table:table-cell table:style-name="TableCell85">
            <text:p text:style-name="P86"><text:s/>«Хорошая» хэш функция должна<text:s/>удовлетворять следующим критериям: быстрое вычисление и минимальное количество коллизий</text:p>
          </table:table-cell>
        </table:table-row>
        <table:table-row table:style-name="TableRow87">
          <table:table-cell table:style-name="TableCell88">
            <text:p text:style-name="TableContents"><text:span text:style-name="T89">В чём причина популярности и широкого распространения кодировки<text:s/></text:span>UTF<text:span text:style-name="T90">-8?</text:span></text:p>
          </table:table-cell>
          <table:table-cell table:style-name="TableCell91">
            <text:p text:style-name="TableContents"><text:span text:style-name="T92"><text:s/>С помощью этой кодировки можно хранить абсолютно любой текст<text:s/></text:span><text:span text:style-name="T93">(</text:span><text:span text:style-name="T94">в том числе эмодзи),<text:s/></text:span>UTF<text:span text:style-name="T95">-8<text:s/></text:span><text:span text:style-name="T96">использует меньше памяти чем<text:s/></text:span>UTF<text:span text:style-name="T97">-16,<text:s/></text:span><text:span text:style-name="T98">и его хватает для большинства задач. Также он совместим с кодировкой<text:s/></text:span>ASCII.</text:p>
          </table:table-cell>
        </table:table-row>
        <table:table-row table:style-name="TableRow99">
          <table:table-cell table:style-name="TableCell100">
            <text:p text:style-name="TableContents"><text:span text:style-name="T101">Сравните форматы<text:s/></text:span>XML<text:span text:style-name="T102"><text:s/>и<text:s/></text:span>JSON<text:span text:style-name="T103">. Когда какой использовать?</text:span></text:p>
          </table:table-cell>
          <table:table-cell table:style-name="TableCell104">
            <text:p text:style-name="TableContents"><text:span text:style-name="T105">Преимущества<text:s/></text:span>XML:</text:p>
            <text:p text:style-name="P106">Большая безопасность</text:p>
            <text:p text:style-name="P107">Легче для отладки ошибок</text:p>
            <text:p text:style-name="TableContents"><text:span text:style-name="T108">Преимущества<text:s/></text:span>JSON:</text:p>
            <text:p text:style-name="P109">Меньшая загрузка сервера и клиента</text:p>
            <text:p text:style-name="P110">Удобнее читать код</text:p>
            <text:p text:style-name="P111">Проще обрабатывать</text:p>
            <text:p text:style-name="P112"/>
            <text:p text:style-name="TableContents">JSON<text:span text:style-name="T113"><text:s/></text:span><text:span text:style-name="T114">стоит использовать в разработке веб-приложений, или мобильных приложениях, так как имеет высокую совместимость с разными платформами</text:span></text:p>
            <text:p text:style-name="TableContents">XML<text:span text:style-name="T115"><text:s/></text:span><text:span text:style-name="T116">же стоит использовать если работаем с разными типами данных, большим количеством переменных, т.к. проверяет ошибки более эффективно</text:span></text:p>
          </table:table-cell>
        </table:table-row>
        <table:table-row table:style-name="TableRow117">
          <table:table-cell table:style-name="TableCell118">
            <text:p text:style-name="TableContents"><text:span text:style-name="T119">Опишите что будет происходить «под капотом» после ввода адреса сайта в браузере и нажатия<text:s/></text:span>Enter<text:span text:style-name="T120">?</text:span></text:p>
          </table:table-cell>
          <table:table-cell table:style-name="TableCell121">
            <text:p text:style-name="TableContents"><text:span text:style-name="T122">Для сокращения времени браузер начинает использовать кэш-записи для поиска<text:s/></text:span>ip<text:span text:style-name="T123">-</text:span><text:span text:style-name="T124">адреса нужного адреса сайта. Если таких не найдено в истории браузера, операционной системе, либо кэше роутера, браузер формирует запрос к<text:s/></text:span>DNS<text:span text:style-name="T125"><text:s/></text:span><text:span text:style-name="T126">серверам, после получения<text:s/></text:span>ip<text:span text:style-name="T127">-адреса с помощью протокола<text:s/></text:span>TCP<text:span text:style-name="T128"><text:s/>устанавливается соединения с сайтом, и отправляется<text:s/></text:span>GET<text:span text:style-name="T129"><text:s/></text:span><text:span text:style-name="T130">запрос для получения контета. Далее сайт обрабатывает этот запрос, отправляет свой ответ, браузер получает ответ и начинает отображать контент сайта.</text:span><text:span text:style-name="T131"><text:s/></text:span></text:p>
          </table:table-cell>
        </table:table-row>
      </table:table>
      <text:p text:style-name="P1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ikita</meta:initial-creator>
    <dc:creator>Nikita</dc:creator>
    <meta:creation-date>2024-03-17T20:57:00Z</meta:creation-date>
    <dc:date>2024-03-17T21:35:00Z</dc:date>
    <meta:template xlink:href="Normal" xlink:type="simple"/>
    <meta:editing-cycles>3</meta:editing-cycles>
    <meta:editing-duration>PT3360S</meta:editing-duration>
    <meta:document-statistic meta:page-count="2" meta:paragraph-count="8" meta:word-count="637" meta:character-count="4263" meta:row-count="30" meta:non-whitespace-character-count="3634"/>
  </office:meta>
</office:document-meta>
</file>